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$ mongo</text:span></text:p>
      <text:p text:style-name="P1"><text:span text:style-name="T1">MongoDB shell version v3.6.8</text:span></text:p>
      <text:p text:style-name="P1"><text:span text:style-name="T1">connecting to: mongodb://127.0.0.1:27017</text:span></text:p>
      <text:p text:style-name="P1"><text:span text:style-name="T1">Implicit session: session { "id" : UUID("26463b8c-25d8-449b-9651-b283e7f157a5") }</text:span></text:p>
      <text:p text:style-name="P1"><text:span text:style-name="T1">MongoDB server version: 3.6.8</text:span></text:p>
      <text:p text:style-name="P1"><text:span text:style-name="T1">Server has startup warnings: </text:span></text:p>
      <text:p text:style-name="P1"><text:span text:style-name="T1">2022-04-13T19:39:26.833+0530 I STORAGE<text:s text:c="2"/>[initandlisten] </text:span></text:p>
      <text:p text:style-name="P1"><text:span text:style-name="T1">2022-04-13T19:39:26.833+0530 I STORAGE<text:s text:c="2"/>[initandlisten] ** WARNING: Using the XFS filesystem is strongly recommended with the WiredTiger storage engine</text:span></text:p>
      <text:p text:style-name="P1"><text:span text:style-name="T1">2022-04-13T19:39:26.833+0530 I STORAGE<text:s text:c="2"/>[initandlisten] **<text:s text:c="10"/>See<text:s/></text:span><text:a xlink:href="http://dochub.mongodb.org/core/prodnotes-filesystem"><text:span text:style-name="T2">http://dochub.mongodb.org/core/prodnotes-filesystem</text:span></text:a><text:span text:style-name="T3"/></text:p>
      <text:p text:style-name="P1"><text:span text:style-name="T3">2022-04-13T19:39:31.372+0530 I CONTROL<text:s text:c="2"/>[initandlisten] </text:span></text:p>
      <text:p text:style-name="P1"><text:span text:style-name="T3">2022-04-13T19:39:31.372+0530 I CONTROL<text:s text:c="2"/>[initandlisten] ** WARNING: Access control is not enabled for the database.</text:span></text:p>
      <text:p text:style-name="P1"><text:span text:style-name="T3">2022-04-13T19:39:31.372+0530 I CONTROL<text:s text:c="2"/>[initandlisten] **<text:s text:c="10"/>Read and write access to data and configuration is unrestricted.</text:span></text:p>
      <text:p text:style-name="P1"><text:span text:style-name="T3">2022-04-13T19:39:31.372+0530 I CONTROL<text:s text:c="2"/>[initandlisten] </text:span></text:p>
      <text:p text:style-name="P1"><text:span text:style-name="T3">&gt; db</text:span></text:p>
      <text:p text:style-name="P1"><text:span text:style-name="T3">test</text:span></text:p>
      <text:p text:style-name="P1"><text:span text:style-name="T3">&gt; use bindu</text:span></text:p>
      <text:p text:style-name="P1"><text:span text:style-name="T3">switched to db bindu</text:span></text:p>
      <text:p text:style-name="P1"><text:span text:style-name="T3">&gt; db</text:span></text:p>
      <text:p text:style-name="P1"><text:span text:style-name="T3">bindu</text:span></text:p>
      <text:p text:style-name="P1"><text:span text:style-name="T3">&gt; db.createCollection("student");</text:span></text:p>
      <text:p text:style-name="P1"><text:span text:style-name="T3">{ "ok" : 1 }</text:span></text:p>
      <text:p text:style-name="P1"><text:span text:style-name="T3">&gt; db.student.insert({id:1,stud_name:"bindu",grade:"VI",hobbies:"singing"});</text:span></text:p>
      <text:p text:style-name="P1"><text:span text:style-name="T3">WriteResult({ "nInserted" : 1 })</text:span></text:p>
      <text:p text:style-name="P1"><text:span text:style-name="T3">&gt; db.student.updtae({id:1,stud_name:"neha",grade:"VI",{$set:{hobbies:"dancing"}),db.student.updtae({id:2,stud_name:"sneha",grade:"VI",{$set:{hobbies:"dancing"}),db.student.updtae({id:6,stud_name:"prema",grade:"VI"</text:span><text:span text:style-name="T4">",{$set:{hobbies:"dancing"}),</text:span><text:span text:style-name="T5">,db.student.updtae({id:1,stud_name:"prem",grade:"VI",{$set:{hobbies:"dancing"}),{upse</text:span></text:p>
      <text:p text:style-name="P1"><text:span text:style-name="T5">... </text:span></text:p>
      <text:p text:style-name="P1"><text:span text:style-name="T5">... </text:span></text:p>
      <text:p text:style-name="P1"><text:span text:style-name="T5">&gt; db.Student.update({_id:3,StudName:&amp;quot;AryanDavid&amp;quot;,Grade:&amp;quot;VII&amp;quot;},{$set:{Hobbies:&amp;quot;Skatin</text:span></text:p>
      <text:p text:style-name="P1"><text:span text:style-name="T5">... g&amp;quot;}},{upsert:true});</text:span></text:p>
      <text:p text:style-name="P1"><text:span text:style-name="T5">2022-04-13T14:43:48.410+0530 E QUERY<text:s text:c="4"/>[thread1] SyntaxError: expected expression, got '&amp;' @(shell):1:34</text:span></text:p>
      <text:p text:style-name="P1"><text:span text:style-name="T5">&gt; db.Student.update({_id:3,StudName:&amp;quot;AryanDavid&amp;quot;,Grade:&amp;quot;VII&amp;quot;},{$set:{Hobbies:&amp;quot;Skatin</text:span></text:p>
      <text:p text:style-name="P1"><text:span text:style-name="T5">... </text:span></text:p>
      <text:p text:style-name="P1"><text:span text:style-name="T5">... </text:span></text:p>
      <text:p text:style-name="P1"><text:span text:style-name="T5">&gt; db.student.update({id:1,stud_name:"prem",grade"VI",{$set:{hobbies:"skatin"}},{upsert:true});</text:span></text:p>
      <text:p text:style-name="P1"><text:span text:style-name="T5">... </text:span></text:p>
      <text:p text:style-name="P1"><text:span text:style-name="T5">... </text:span></text:p>
      <text:p text:style-name="P1"><text:span text:style-name="T5">&gt; db.student.insert({id:2,stud_name:"harshitha",grade:"VI",hobbies:"studying"});</text:span></text:p>
      <text:p text:style-name="P1"><text:span text:style-name="T5">WriteResult({ "nInserted" : 1 })</text:span></text:p>
      <text:p text:style-name="P1"><text:span text:style-name="T5">&gt; db.student.update({id:2,stud_name:"lavanya",grade:"VI"},{$set:{hobbies:"read"}},{upsert:true});</text:span></text:p>
      <text:p text:style-name="P1"><text:span text:style-name="T5">WriteResult({</text:span></text:p>
      <text:p text:style-name="P1"><text:span text:style-name="T5"><text:tab/>"nMatched" : 0,</text:span></text:p>
      <text:p text:style-name="P1"><text:span text:style-name="T5"><text:tab/>"nUpserted" : 1,</text:span></text:p>
      <text:p text:style-name="P1"><text:span text:style-name="T5"><text:tab/>"nModified" : 0,</text:span></text:p>
      <text:p text:style-name="P1"><text:span text:style-name="T5"><text:tab/>"_id" : ObjectId("6256963da05a273f30b2eecd")</text:span></text:p>
      <text:p text:style-name="P1"><text:span text:style-name="T5">})</text:span></text:p>
      <text:p text:style-name="P1"><text:span text:style-name="T5">&gt; db.student.find({stud_name:"bindu"});</text:span></text:p>
      <text:p text:style-name="P1"><text:span text:style-name="T5">{ "_id" : ObjectId("625692a800acb514c5cb4ca4"), "id" : 1, "stud_name" : "nitish", "grade" : "VI", "hobbies" : "singing" }</text:span></text:p>
      <text:p text:style-name="P1"><text:span text:style-name="T5">&gt; db.student.find({},{stud_name:1,grade:1,id:0});</text:span></text:p>
      <text:p text:style-name="P1"><text:span text:style-name="T5">Error: error: {</text:span></text:p>
      <text:p text:style-name="P1"><text:span text:style-name="T5"><text:tab/>"ok" : 0,</text:span></text:p>
      <text:p text:style-name="P1"><text:span text:style-name="T5"><text:tab/>"errmsg" : "Projection cannot have a mix of inclusion and exclusion.",</text:span></text:p>
      <text:p text:style-name="P1"><text:span text:style-name="T5"><text:tab/>"code" : 2,</text:span></text:p>
      <text:p text:style-name="P1"><text:span text:style-name="T5"><text:tab/>"codeName" : "BadValue"</text:span></text:p>
      <text:p text:style-name="P1"><text:span text:style-name="T5">}</text:span></text:p>
      <text:p text:style-name="P1"><text:span text:style-name="T5">&gt; db.student.find({grade:{$eq:"VI"}}).pretty();</text:span></text:p>
      <text:p text:style-name="P1"><text:span text:style-name="T5">{</text:span></text:p>
      <text:p text:style-name="P1"><text:span text:style-name="T5"><text:tab/>"_id" : ObjectId("625692a800acb514c5cb4ca4"),</text:span></text:p>
      <text:p text:style-name="P1"><text:span text:style-name="T5"><text:tab/>"id" : 1,</text:span></text:p>
      <text:p text:style-name="P1"><text:span text:style-name="T5"><text:tab/>"stud_name" : "bindu",</text:span></text:p>
      <text:p text:style-name="P1"><text:span text:style-name="T5"><text:tab/>"grade" : "VI",</text:span></text:p>
      <text:p text:style-name="P1"><text:span text:style-name="T5"><text:tab/>"hobbies" : "singing"</text:span></text:p>
      <text:p text:style-name="P1"><text:span text:style-name="T5">}</text:span></text:p>
      <text:p text:style-name="P1"><text:span text:style-name="T5">{</text:span></text:p>
      <text:p text:style-name="P1"><text:span text:style-name="T5"><text:tab/>"_id" : ObjectId("6256957100acb514c5cb4ca5"),</text:span></text:p>
      <text:p text:style-name="P1"><text:span text:style-name="T5"><text:tab/>"id" : 2,</text:span></text:p>
      <text:p text:style-name="P1"><text:span text:style-name="T5"><text:tab/>"stud_name" : "harshitha",</text:span></text:p>
      <text:p text:style-name="P1"><text:span text:style-name="T5"><text:tab/>"grade" : "VI",</text:span></text:p>
      <text:p text:style-name="P1"><text:span text:style-name="T5"><text:tab/>"hobbies" : "studying"</text:span></text:p>
      <text:p text:style-name="P1"><text:span text:style-name="T5">}</text:span></text:p>
      <text:p text:style-name="P1"><text:span text:style-name="T5">{</text:span></text:p>
      <text:p text:style-name="P1"><text:span text:style-name="T5"><text:tab/>"_id" : ObjectId("6256963da05a273f30b2eecd"),</text:span></text:p>
      <text:p text:style-name="P1"><text:span text:style-name="T5"><text:tab/>"grade" : "VI",</text:span></text:p>
      <text:p text:style-name="P1"><text:span text:style-name="T5"><text:tab/>"id" : 2,</text:span></text:p>
      <text:p text:style-name="P1"><text:span text:style-name="T5"><text:tab/>"stud_name" : "lavanya",</text:span></text:p>
      <text:p text:style-name="P1"><text:span text:style-name="T5"><text:tab/>"hobbies" : "read"</text:span></text:p>
      <text:p text:style-name="P1"><text:span text:style-name="T5">}</text:span></text:p>
      <text:p text:style-name="P1"><text:span text:style-name="T5">&gt; db.student.find({hobbies :{ $in: [&amp;#39;Chess&amp;#39;,&amp;#39;Skating&amp;#39;]}}).pretty();</text:span></text:p>
      <text:p text:style-name="P1"><text:span text:style-name="T5">2022-04-13T15:03:05.674+0530 E QUERY<text:s text:c="4"/>[thread1] SyntaxError: expected expression, got '&amp;' @(shell):1:34</text:span></text:p>
      <text:p text:style-name="P1"><text:span text:style-name="T5">&gt; db.student.find({hobbies:{$in:['chess','skating']}}).pretty();</text:span></text:p>
      <text:p text:style-name="P1"><text:span text:style-name="T5">&gt; db.student.find({hobbies:{$in:['studying','read']}}).pretty();</text:span></text:p>
      <text:p text:style-name="P1"><text:span text:style-name="T5">{</text:span></text:p>
      <text:p text:style-name="P1"><text:span text:style-name="T5"><text:tab/>"_id" : ObjectId("6256957100acb514c5cb4ca5"),</text:span></text:p>
      <text:p text:style-name="P1"><text:span text:style-name="T5"><text:tab/>"id" : 2,</text:span></text:p>
      <text:p text:style-name="P1"><text:span text:style-name="T5"><text:tab/>"stud_name" : "harshitha",</text:span></text:p>
      <text:p text:style-name="P1"><text:span text:style-name="T5"><text:tab/>"grade" : "VI",</text:span></text:p>
      <text:p text:style-name="P1"><text:span text:style-name="T5"><text:tab/>"hobbies" : "studying"</text:span></text:p>
      <text:p text:style-name="P1"><text:span text:style-name="T5">}</text:span></text:p>
      <text:p text:style-name="P1"><text:span text:style-name="T5">{</text:span></text:p>
      <text:p text:style-name="P1"><text:span text:style-name="T5"><text:tab/>"_id" : ObjectId("6256963da05a273f30b2eecd"),</text:span></text:p>
      <text:p text:style-name="P1"><text:span text:style-name="T5"><text:tab/>"grade" : "VI",</text:span></text:p>
      <text:p text:style-name="P1"><text:span text:style-name="T5"><text:tab/>"id" : 2,</text:span></text:p>
      <text:p text:style-name="P1"><text:span text:style-name="T5"><text:tab/>"stud_name" : "lavanya",</text:span></text:p>
      <text:p text:style-name="P1"><text:span text:style-name="T5"><text:tab/>"hobbies" : "read"</text:span></text:p>
      <text:p text:style-name="P1"><text:span text:style-name="T5">}</text:span></text:p>
      <text:p text:style-name="P1"><text:span text:style-name="T5">&gt; db.student.find({stud_name:/^t/}).pretty();</text:span></text:p>
      <text:p text:style-name="P1"><text:span text:style-name="T5">{</text:span></text:p>
      <text:p text:style-name="P1"><text:span text:style-name="T5"><text:tab/>"_id" : ObjectId("6256963da05a273f30b2eecd"),</text:span></text:p>
      <text:p text:style-name="P1"><text:span text:style-name="T5"><text:tab/>"grade" : "VI",</text:span></text:p>
      <text:p text:style-name="P1"><text:span text:style-name="T5"><text:tab/>"id" : 2,</text:span></text:p>
      <text:p text:style-name="P1"><text:span text:style-name="T5"><text:tab/>"stud_name" : "lavanya",</text:span></text:p>
      <text:p text:style-name="P1"><text:span text:style-name="T5"><text:tab/>"hobbies" : "read"</text:span></text:p>
      <text:p text:style-name="P1"><text:span text:style-name="T5">}</text:span></text:p>
      <text:p text:style-name="P1"><text:span text:style-name="T5">&gt; db.student.find({stud_name:/a/}).pretty();</text:span></text:p>
      <text:p text:style-name="P1"><text:span text:style-name="T5">{</text:span></text:p>
      <text:p text:style-name="P1"><text:span text:style-name="T5"><text:tab/>"_id" : ObjectId("6256957100acb514c5cb4ca5"),</text:span></text:p>
      <text:p text:style-name="P1"><text:span text:style-name="T5"><text:tab/>"id" : 2,</text:span></text:p>
      <text:p text:style-name="P1"><text:span text:style-name="T5"><text:tab/>"stud_name" : "harshitha",</text:span></text:p>
      <text:p text:style-name="P1"><text:span text:style-name="T5"><text:tab/>"grade" : "VI",</text:span></text:p>
      <text:p text:style-name="P1"><text:span text:style-name="T5"><text:tab/>"hobbies" : "studying"</text:span></text:p>
      <text:p text:style-name="P1"><text:span text:style-name="T5">}</text:span></text:p>
      <text:p text:style-name="P1"><text:span text:style-name="T5">{</text:span></text:p>
      <text:p text:style-name="P1"><text:span text:style-name="T5"><text:tab/>"_id" : ObjectId("6256963da05a273f30b2eecd"),</text:span></text:p>
      <text:p text:style-name="P1"><text:span text:style-name="T5"><text:tab/>"grade" : "VI",</text:span></text:p>
      <text:p text:style-name="P1"><text:span text:style-name="T5"><text:tab/>"id" : 2,</text:span></text:p>
      <text:p text:style-name="P1"><text:span text:style-name="T5"><text:tab/>"stud_name" : "lavanya",</text:span></text:p>
      <text:p text:style-name="P1"><text:span text:style-name="T5"><text:tab/>"hobbies" : "read"</text:span></text:p>
      <text:p text:style-name="P1"><text:span text:style-name="T5">}</text:span></text:p>
      <text:p text:style-name="P1"><text:span text:style-name="T5">&gt; db.student.count();</text:span></text:p>
      <text:p text:style-name="P1"><text:span text:style-name="T5">3</text:span></text:p>
      <text:p text:style-name="P1"><text:span text:style-name="T5">&gt; db.student.find().sort({stud_name:-1}).pretty();</text:span></text:p>
      <text:p text:style-name="P1"><text:span text:style-name="T5">{</text:span></text:p>
      <text:p text:style-name="P1"><text:span text:style-name="T5"><text:tab/>"_id" : ObjectId("6256963da05a273f30b2eecd"),</text:span></text:p>
      <text:p text:style-name="P1"><text:span text:style-name="T5"><text:tab/>"grade" : "VI",</text:span></text:p>
      <text:p text:style-name="P1"><text:span text:style-name="T5"><text:tab/>"id" : 2,</text:span></text:p>
      <text:p text:style-name="P1"><text:span text:style-name="T5"><text:tab/>"stud_name" : "lavanya",</text:span></text:p>
      <text:p text:style-name="P1"><text:span text:style-name="T5"><text:tab/>"hobbies" : "read"</text:span></text:p>
      <text:p text:style-name="P1"><text:span text:style-name="T5">}</text:span></text:p>
      <text:p text:style-name="P1"><text:span text:style-name="T5">{</text:span></text:p>
      <text:p text:style-name="P1"><text:span text:style-name="T5"><text:tab/>"_id" : ObjectId("625692a800acb514c5cb4ca4"),</text:span></text:p>
      <text:p text:style-name="P1"><text:span text:style-name="T5"><text:tab/>"id" : 1,</text:span></text:p>
      <text:p text:style-name="P1"><text:span text:style-name="T5"><text:tab/>"stud_name" : "bindu",</text:span></text:p>
      <text:p text:style-name="P1"><text:span text:style-name="T5"><text:tab/>"grade" : "VI",</text:span></text:p>
      <text:p text:style-name="P1"><text:span text:style-name="T5"><text:tab/>"hobbies" : "singing"</text:span></text:p>
      <text:p text:style-name="P1"><text:span text:style-name="T5">}</text:span></text:p>
      <text:p text:style-name="P1"><text:span text:style-name="T5">{</text:span></text:p>
      <text:p text:style-name="P1"><text:span text:style-name="T5"><text:tab/>"_id" : ObjectId("6256957100acb514c5cb4ca5"),</text:span></text:p>
      <text:p text:style-name="P1"><text:span text:style-name="T5"><text:tab/>"id" : 2,</text:span></text:p>
      <text:p text:style-name="P1"><text:span text:style-name="T5"><text:tab/>"stud_name" : "harshitha",</text:span></text:p>
      <text:p text:style-name="P1"><text:span text:style-name="T5"><text:tab/>"grade" : "VI",</text:span></text:p>
      <text:p text:style-name="P1"><text:span text:style-name="T5"><text:tab/>"hobbies" : "studying"</text:span></text:p>
      <text:p text:style-name="P1"><text:span text:style-name="T5">}</text:span></text:p>
      <text:p text:style-name="P1"><text:span text:style-name="T5">&gt; db.student.save({stud_name:"nisha",grade:"VI"});</text:span></text:p>
      <text:p text:style-name="P1"><text:span text:style-name="T5">WriteResult({ "nInserted" : 1 })</text:span></text:p>
      <text:p text:style-name="P1"><text:span text:style-name="T5">&gt; db.student.update({id:2},{$set:{location:"blore"}});</text:span></text:p>
      <text:p text:style-name="P1"><text:span text:style-name="T5">WriteResult({ "nMatched" : 1, "nUpserted" : 0, "nModified" : 1 })</text:span></text:p>
      <text:p text:style-name="P1"><text:span text:style-name="T5">&gt; db.student.update({id:2},{$unset:{location:"blore}});</text:span></text:p>
      <text:p text:style-name="P1"><text:span text:style-name="T5">2022-04-13T15:17:11.189+0530 E QUERY<text:s text:c="4"/>[thread1] SyntaxError: unterminated string literal @(shell):1:43</text:span></text:p>
      <text:p text:style-name="P1"><text:span text:style-name="T5">&gt; db.student.find({grade:{$ne:"VI"}}).pretty();</text:span></text:p>
      <text:p text:style-name="P1"><text:span text:style-name="T5">&gt; db.student.find({stud_name:/s$/}).pretty();</text:span></text:p>
      <text:p text:style-name="P1"><text:span text:style-name="T5">&gt; db.student.count({stud_name:"tarun"});</text:span></text:p>
      <text:p text:style-name="P1"><text:span text:style-name="T5">1</text:span></text:p>
      <text:p text:style-name="P1"><text:span text:style-name="T5">&gt; db.student.count({grade:"VI"}).limit(3).pretty();</text:span></text:p>
      <text:p text:style-name="P1"><text:span text:style-name="T5">2022-04-13T15:22:30.236+0530 E QUERY<text:s text:c="4"/>[thread1] TypeError: db.student.count(...).limit is not a function :</text:span></text:p>
      <text:p text:style-name="P1"><text:span text:style-name="T5">@(shell):1:1</text:span></text:p>
      <text:p text:style-name="P1"><text:span text:style-name="T5">&gt; db.student.find({grade:"VI"}).limit(3).pretty();</text:span></text:p>
      <text:p text:style-name="P1"><text:span text:style-name="T5">{</text:span></text:p>
      <text:p text:style-name="P1"><text:span text:style-name="T5"><text:tab/>"_id" : ObjectId("625692a800acb514c5cb4ca4"),</text:span></text:p>
      <text:p text:style-name="P1"><text:span text:style-name="T5"><text:tab/>"id" : 1,</text:span></text:p>
      <text:p text:style-name="P1"><text:span text:style-name="T5"><text:tab/>"stud_name" : "bindu",</text:span></text:p>
      <text:p text:style-name="P1"><text:span text:style-name="T5"><text:tab/>"grade" : "VI",</text:span></text:p>
      <text:p text:style-name="P1"><text:span text:style-name="T5"><text:tab/>"hobbies" : "singing"</text:span></text:p>
      <text:p text:style-name="P1"><text:span text:style-name="T5">}</text:span></text:p>
      <text:p text:style-name="P1"><text:span text:style-name="T5">{</text:span></text:p>
      <text:p text:style-name="P1"><text:span text:style-name="T5"><text:tab/>"_id" : ObjectId("6256957100acb514c5cb4ca5"),</text:span></text:p>
      <text:p text:style-name="P1"><text:span text:style-name="T5"><text:tab/>"id" : 2,</text:span></text:p>
      <text:p text:style-name="P1"><text:span text:style-name="T5"><text:tab/>"stud_name" : "harshitha",</text:span></text:p>
      <text:p text:style-name="P1"><text:span text:style-name="T5"><text:tab/>"grade" : "VI",</text:span></text:p>
      <text:p text:style-name="P1"><text:span text:style-name="T5"><text:tab/>"hobbies" : "studying",</text:span></text:p>
      <text:p text:style-name="P1"><text:span text:style-name="T5"><text:tab/>"location" : "blore"</text:span></text:p>
      <text:p text:style-name="P1"><text:span text:style-name="T5">}</text:span></text:p>
      <text:p text:style-name="P1"><text:span text:style-name="T5">{</text:span></text:p>
      <text:p text:style-name="P1"><text:span text:style-name="T5"><text:tab/>"_id" : ObjectId("6256963da05a273f30b2eecd"),</text:span></text:p>
      <text:p text:style-name="P1"><text:span text:style-name="T5"><text:tab/>"grade" : "VI",</text:span></text:p>
      <text:p text:style-name="P1"><text:span text:style-name="T5"><text:tab/>"id" : 2,</text:span></text:p>
      <text:p text:style-name="P1"><text:span text:style-name="T5"><text:tab/>"stud_name" : "lavanya",</text:span></text:p>
      <text:p text:style-name="P1"><text:span text:style-name="T5"><text:tab/>"hobbies" : "read"</text:span></text:p>
      <text:p text:style-name="P1"><text:span text:style-name="T5">}</text:span></text:p>
      <text:p text:style-name="P1"><text:span text:style-name="T5">&gt; db.student.find({grade:"VI"}).limit(2).pretty();</text:span></text:p>
      <text:p text:style-name="P1"><text:span text:style-name="T5">{</text:span></text:p>
      <text:p text:style-name="P1"><text:span text:style-name="T5"><text:tab/>"_id" : ObjectId("625692a800acb514c5cb4ca4"),</text:span></text:p>
      <text:p text:style-name="P1"><text:span text:style-name="T5"><text:tab/>"id" : 1,</text:span></text:p>
      <text:p text:style-name="P1"><text:span text:style-name="T5"><text:tab/>"stud_name" : "bindu",</text:span></text:p>
      <text:p text:style-name="P1"><text:span text:style-name="T5"><text:tab/>"grade" : "VI",</text:span></text:p>
      <text:p text:style-name="P1"><text:span text:style-name="T5"><text:tab/>"hobbies" : "singing"</text:span></text:p>
      <text:p text:style-name="P1"><text:span text:style-name="T5">}</text:span></text:p>
      <text:p text:style-name="P1"><text:span text:style-name="T5">{</text:span></text:p>
      <text:p text:style-name="P1"><text:span text:style-name="T5"><text:tab/>"_id" : ObjectId("6256957100acb514c5cb4ca5"),</text:span></text:p>
      <text:p text:style-name="P1"><text:span text:style-name="T5"><text:tab/>"id" : 2,</text:span></text:p>
      <text:p text:style-name="P1"><text:span text:style-name="T5"><text:tab/>"stud_name" : "harshitha",</text:span></text:p>
      <text:p text:style-name="P1"><text:span text:style-name="T5"><text:tab/>"grade" : "VI",</text:span></text:p>
      <text:p text:style-name="P1"><text:span text:style-name="T5"><text:tab/>"hobbies" : "studying",</text:span></text:p>
      <text:p text:style-name="P1"><text:span text:style-name="T5"><text:tab/>"location" : "blore"</text:span></text:p>
      <text:p text:style-name="P1"><text:span text:style-name="T5">}</text:span></text:p>
      <text:p text:style-name="P1"><text:span text:style-name="T5">&gt; db.student.find().sort({stud_name:1}).pretty();</text:span></text:p>
      <text:p text:style-name="P1"><text:span text:style-name="T5">{</text:span></text:p>
      <text:p text:style-name="P1"><text:span text:style-name="T5"><text:tab/>"_id" : ObjectId("6256957100acb514c5cb4ca5"),</text:span></text:p>
      <text:p text:style-name="P1"><text:span text:style-name="T5"><text:tab/>"id" : 2,</text:span></text:p>
      <text:p text:style-name="P1"><text:span text:style-name="T5"><text:tab/>"stud_name" : "harshitha",</text:span></text:p>
      <text:p text:style-name="P1"><text:span text:style-name="T5"><text:tab/>"grade" : "VI",</text:span></text:p>
      <text:p text:style-name="P1"><text:span text:style-name="T5"><text:tab/>"hobbies" : "studying",</text:span></text:p>
      <text:p text:style-name="P1"><text:span text:style-name="T5"><text:tab/>"location" : "blore"</text:span></text:p>
      <text:p text:style-name="P1"><text:span text:style-name="T5">}</text:span></text:p>
      <text:p text:style-name="P1"><text:span text:style-name="T5">{</text:span></text:p>
      <text:p text:style-name="P1"><text:span text:style-name="T5"><text:tab/>"_id" : ObjectId("62569b3500acb514c5cb4ca6"),</text:span></text:p>
      <text:p text:style-name="P1"><text:span text:style-name="T5"><text:tab/>"stud_name" : "nisha",</text:span></text:p>
      <text:p text:style-name="P1"><text:span text:style-name="T5"><text:tab/>"grade" : "VI"</text:span></text:p>
      <text:p text:style-name="P1"><text:span text:style-name="T5">}</text:span></text:p>
      <text:p text:style-name="P1"><text:span text:style-name="T5">{</text:span></text:p>
      <text:p text:style-name="P1"><text:span text:style-name="T5"><text:tab/>"_id" : ObjectId("625692a800acb514c5cb4ca4"),</text:span></text:p>
      <text:p text:style-name="P1"><text:span text:style-name="T5"><text:tab/>"id" : 1,</text:span></text:p>
      <text:p text:style-name="P1"><text:span text:style-name="T5"><text:tab/>"stud_name" : "bindu",</text:span></text:p>
      <text:p text:style-name="P1"><text:span text:style-name="T5"><text:tab/>"grade" : "VI",</text:span></text:p>
      <text:p text:style-name="P1"><text:span text:style-name="T5"><text:tab/>"hobbies" : "singing"</text:span></text:p>
      <text:p text:style-name="P1"><text:span text:style-name="T5">}</text:span></text:p>
      <text:p text:style-name="P1"><text:span text:style-name="T5">{</text:span></text:p>
      <text:p text:style-name="P1"><text:span text:style-name="T5"><text:tab/>"_id" : ObjectId("6256963da05a273f30b2eecd"),</text:span></text:p>
      <text:p text:style-name="P1"><text:span text:style-name="T5"><text:tab/>"grade" : "VI",</text:span></text:p>
      <text:p text:style-name="P1"><text:span text:style-name="T5"><text:tab/>"id" : 2,</text:span></text:p>
      <text:p text:style-name="P1"><text:span text:style-name="T5"><text:tab/>"stud_name" : "lavanya",</text:span></text:p>
      <text:p text:style-name="P1"><text:span text:style-name="T5"><text:tab/>"hobbies" : "read"</text:span></text:p>
      <text:p text:style-name="P1"><text:span text:style-name="T5">}</text:span></text:p>
      <text:p text:style-name="P1"><text:span text:style-name="T5">&gt; db.student.find().skip(1).pretty();</text:span></text:p>
      <text:p text:style-name="P1"><text:span text:style-name="T5">{</text:span></text:p>
      <text:p text:style-name="P1"><text:span text:style-name="T5"><text:tab/>"_id" : ObjectId("6256957100acb514c5cb4ca5"),</text:span></text:p>
      <text:p text:style-name="P1"><text:span text:style-name="T5"><text:tab/>"id" : 2,</text:span></text:p>
      <text:p text:style-name="P1"><text:span text:style-name="T5"><text:tab/>"stud_name" : "harshitha",</text:span></text:p>
      <text:p text:style-name="P1"><text:span text:style-name="T5"><text:tab/>"grade" : "VI",</text:span></text:p>
      <text:p text:style-name="P1"><text:span text:style-name="T5"><text:tab/>"hobbies" : "studying",</text:span></text:p>
      <text:p text:style-name="P1"><text:span text:style-name="T5"><text:tab/>"location" : "blore"</text:span></text:p>
      <text:p text:style-name="P1"><text:span text:style-name="T5">}</text:span></text:p>
      <text:p text:style-name="P1"><text:span text:style-name="T5">{</text:span></text:p>
      <text:p text:style-name="P1"><text:span text:style-name="T5"><text:tab/>"_id" : ObjectId("6256963da05a273f30b2eecd"),</text:span></text:p>
      <text:p text:style-name="P1"><text:span text:style-name="T5"><text:tab/>"grade" : "VI",</text:span></text:p>
      <text:p text:style-name="P1"><text:span text:style-name="T5"><text:tab/>"id" : 2,</text:span></text:p>
      <text:p text:style-name="P1"><text:span text:style-name="T5"><text:tab/>"stud_name" : "lavanya",</text:span></text:p>
      <text:p text:style-name="P1"><text:span text:style-name="T5"><text:tab/>"hobbies" : "read"</text:span></text:p>
      <text:p text:style-name="P1"><text:span text:style-name="T5">}</text:span></text:p>
      <text:p text:style-name="P1"><text:span text:style-name="T5">{</text:span></text:p>
      <text:p text:style-name="P1"><text:span text:style-name="T5"><text:tab/>"_id" : ObjectId("62569b3500acb514c5cb4ca6"),</text:span></text:p>
      <text:p text:style-name="P1"><text:span text:style-name="T5"><text:tab/>"stud_name" : "nisha",</text:span></text:p>
      <text:p text:style-name="P1"><text:span text:style-name="T5"><text:tab/>"grade" : "VI"</text:span></text:p>
      <text:p text:style-name="P1"><text:span text:style-name="T5">}</text:span></text:p>
      <text:p text:style-name="P1"><text:span text:style-name="T5">&gt; db.createcollection("food");</text:span></text:p>
      <text:p text:style-name="P1"><text:span text:style-name="T5">2022-04-13T15:26:48.158+0530 E QUERY<text:s text:c="4"/>[thread1] TypeError: db.createcollection is not a function :</text:span></text:p>
      <text:p text:style-name="P1"><text:span text:style-name="T5">@(shell):1:1</text:span></text:p>
      <text:p text:style-name="P1"><text:span text:style-name="T5">&gt; db.createCollection("food");</text:span></text:p>
      <text:p text:style-name="P1"><text:span text:style-name="T5">{ "ok" : 1 }</text:span></text:p>
      <text:p text:style-name="P1"><text:span text:style-name="T5">&gt; db.food.insert(id:5,fruits:['banana','mango']});</text:span></text:p>
      <text:p text:style-name="P1"><text:span text:style-name="T5">2022-04-13T15:28:25.185+0530 E QUERY<text:s text:c="4"/>[thread1] SyntaxError: missing ) after argument list @(shell):1:17</text:span></text:p>
      <text:p text:style-name="P1"><text:span text:style-name="T5">&gt; db.food.insert({id:5,fruits:['banana','mango']});</text:span></text:p>
      <text:p text:style-name="P1"><text:span text:style-name="T5">WriteResult({ "nInserted" : 1 })</text:span></text:p>
      <text:p text:style-name="P1"><text:span text:style-name="T5">&gt; db.food.find({fruits:['banana','mango']}).pretty();</text:span></text:p>
      <text:p text:style-name="P1"><text:span text:style-name="T5">{</text:span></text:p>
      <text:p text:style-name="P1"><text:span text:style-name="T5"><text:tab/>"_id" : ObjectId("62569edd00acb514c5cb4ca7"),</text:span></text:p>
      <text:p text:style-name="P1"><text:span text:style-name="T5"><text:tab/>"id" : 5,</text:span></text:p>
      <text:p text:style-name="P1"><text:span text:style-name="T5"><text:tab/>"fruits" : [</text:span></text:p>
      <text:p text:style-name="P1"><text:span text:style-name="T5"><text:tab/><text:tab/>"banana",</text:span></text:p>
      <text:p text:style-name="P1"><text:span text:style-name="T5"><text:tab/><text:tab/>"mango"</text:span></text:p>
      <text:p text:style-name="P1"><text:span text:style-name="T5"><text:tab/>]</text:span></text:p>
      <text:p text:style-name="P1"><text:span text:style-name="T5">}</text:span></text:p>
      <text:p text:style-name="P1"><text:span text:style-name="T5">&gt; db.food.find({'fruits.1':'grapes'})</text:span></text:p>
      <text:p text:style-name="P1"><text:span text:style-name="T5">&gt; db.food.find({'fruits.1':'mango'})</text:span></text:p>
      <text:p text:style-name="P1"><text:span text:style-name="T5">{ "_id" : ObjectId("62569edd00acb514c5cb4ca7"), "id" : 5, "fruits" : [ "banana", "mango" ] }</text:span></text:p>
      <text:p text:style-name="P1"><text:span text:style-name="T5">&gt; db.food.find({"fruits":{$size:2}});</text:span></text:p>
      <text:p text:style-name="P1"><text:span text:style-name="T5">{ "_id" : ObjectId("62569edd00acb514c5cb4ca7"), "id" : 5, "fruits" : [ "banana", "mango" ] }</text:span></text:p>
      <text:p text:style-name="P1"><text:span text:style-name="T5">&gt; db.food.find({id:5},{"fruits":{$slice:2}});</text:span></text:p>
      <text:p text:style-name="P1"><text:span text:style-name="T5">{ "_id" : ObjectId("62569edd00acb514c5cb4ca7"), "id" : 5, "fruits" : [ "banana", "mango" ] }</text:span></text:p>
      <text:p text:style-name="P1"><text:span text:style-name="T5">&gt; db.food.find({"fruits":{$all:["mango"]}});</text:span></text:p>
      <text:p text:style-name="P1"><text:span text:style-name="T5">{ "_id" : ObjectId("62569edd00acb514c5cb4ca7"), "id" : 5, "fruits" : [ "banana", "mango" ] }</text:span></text:p>
      <text:p text:style-name="P1"><text:span text:style-name="T5">&gt; db.food.update({id:5},{$set:{'fruits.1':'apple'}});</text:span></text:p>
      <text:p text:style-name="P1"><text:span text:style-name="T5">WriteResult({ "nMatched" : 1, "nUpserted" : 0, "nModified" : 1 })</text:span></text:p>
      <text:p text:style-name="P1"><text:span text:style-name="T5">&gt; </text:span></text:p>
      <text:p text:style-name="P1"><text:span text:style-name="T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